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881cm"/>
    </style:style>
    <style:style style:name="co2" style:family="table-column">
      <style:table-column-properties fo:break-before="auto" style:column-width="2.521cm"/>
    </style:style>
    <style:style style:name="co3" style:family="table-column">
      <style:table-column-properties fo:break-before="auto" style:column-width="3.528cm"/>
    </style:style>
    <style:style style:name="co4" style:family="table-column">
      <style:table-column-properties fo:break-before="auto" style:column-width="3.193cm"/>
    </style:style>
    <style:style style:name="co5" style:family="table-column">
      <style:table-column-properties fo:break-before="auto" style:column-width="4.396cm"/>
    </style:style>
    <style:style style:name="co6" style:family="table-column">
      <style:table-column-properties fo:break-before="auto" style:column-width="4.143cm"/>
    </style:style>
    <style:style style:name="co7" style:family="table-column">
      <style:table-column-properties fo:break-before="auto" style:column-width="1.96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23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91" style:family="table-cell" style:parent-style-name="Default">
      <style:table-cell-properties fo:border-bottom="1.76pt solid #000000" fo:background-color="#c0c0c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92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3" style:family="table-cell" style:parent-style-name="Default">
      <style:table-cell-properties fo:border-bottom="none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5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0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Default" style:data-style-name="N0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0" style:family="table-cell" style:parent-style-name="Default" style:data-style-name="N0">
      <style:table-cell-properties fo:border-bottom="0.74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1" style:family="table-cell" style:parent-style-name="Default" style:data-style-name="N0">
      <style:table-cell-properties fo:border-bottom="0.74pt solid #000000" fo:background-color="#ff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2" style:family="table-cell" style:parent-style-name="Default" style:data-style-name="N0">
      <style:table-cell-properties fo:border-bottom="0.74pt solid #000000" fo:background-color="#c0c0c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3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Default">
      <style:table-cell-properties fo:border-bottom="0.74pt solid #000000" fo:background-color="#ff00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0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Default">
      <style:table-cell-properties fo:background-color="#ff00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6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7" style:family="table-cell" style:parent-style-name="Default">
      <style:table-cell-properties fo:background-color="#ff00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Default">
      <style:table-cell-properties fo:border-bottom="0.74pt solid #000000" fo:background-color="#ccffcc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2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4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5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fo:background-color="#c0c0c0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9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0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2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3" style:family="table-cell" style:parent-style-name="Default" style:data-style-name="N0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Default" style:data-style-name="N0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Default">
      <style:table-cell-properties fo:background-color="#ff00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7" style:family="table-cell" style:parent-style-name="Default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Default">
      <style:table-cell-properties fo:background-color="#c0c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fo:border-left="1.76pt solid #000000" fo:border-right="1.76pt solid #000000" style:rotation-align="none" fo:border-top="none"/>
    </style:style>
    <style:style style:name="ce1" style:family="table-cell" style:parent-style-name="Default" style:data-style-name="N100">
      <style:table-cell-properties fo:background-color="#c0c0c0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3" style:family="table-cell" style:parent-style-name="Default">
      <style:table-cell-properties fo:background-color="#ff0000" style:diagonal-bl-tr="none" style:diagonal-tl-br="none" fo:border="none" style:rotation-align="none"/>
    </style:style>
    <style:style style:name="ce204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ffff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5" style:family="table-cell" style:parent-style-name="Default">
      <style:table-cell-properties fo:background-color="#ff0000" style:rotation-align="none"/>
    </style:style>
    <style:style style:name="ce206" style:family="table-cell" style:parent-style-name="Default">
      <style:table-cell-properties fo:background-color="#ffff00" style:rotation-align="none"/>
    </style:style>
    <style:style style:name="ce207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8" style:family="table-cell" style:parent-style-name="Default">
      <style:table-cell-properties fo:background-color="#ffff00" style:diagonal-bl-tr="none" style:diagonal-tl-br="none" fo:border="none" style:rotation-align="none"/>
    </style:style>
    <style:style style:name="ce209" style:family="table-cell" style:parent-style-name="Default">
      <style:table-cell-properties fo:background-color="#ccffcc" style:rotation-align="none"/>
    </style:style>
    <style:style style:name="ce210" style:family="table-cell" style:parent-style-name="Default">
      <style:table-cell-properties fo:background-color="#c0c0c0" style:rotation-align="none"/>
    </style:style>
    <style:style style:name="ce211" style:family="table-cell" style:parent-style-name="Default">
      <style:table-cell-properties fo:background-color="#ff00ff" style:rotation-align="none"/>
    </style:style>
    <style:style style:name="ce43" style:family="table-cell" style:parent-style-name="Default">
      <style:table-cell-properties fo:background-color="#ff00ff" style:diagonal-bl-tr="none" style:diagonal-tl-br="none" fo:border="none" style:rotation-align="none"/>
    </style:style>
    <style:style style:name="ce212" style:family="table-cell" style:parent-style-name="Default">
      <style:table-cell-properties fo:background-color="#ff00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Default">
      <style:table-cell-properties fo:background-color="#ccffcc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Default">
      <style:table-cell-properties fo:background-color="#ccffcc" style:diagonal-bl-tr="none" style:diagonal-tl-br="none" fo:border="none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#ff000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ff000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Default">
      <style:table-cell-properties fo:border-bottom="0.74pt solid #000000" fo:background-color="#ffff00" style:diagonal-bl-tr="none" style:diagonal-tl-br="none" fo:border-left="none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Default">
      <style:table-cell-properties fo:background-color="#c0c0c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Default">
      <style:table-cell-properties fo:border-bottom="0.74pt solid #000000" fo:background-color="#ffff00" style:diagonal-bl-tr="none" style:diagonal-tl-br="none" fo:border-left="none" fo:border-right="1.76pt solid #000000" style:rotation-align="none" fo:border-top="0.74pt solid #000000"/>
    </style:style>
    <style:style style:name="ce218" style:family="table-cell" style:parent-style-name="Default">
      <style:table-cell-properties fo:border-bottom="0.74pt solid #000000" fo:background-color="#c0c0c0" style:diagonal-bl-tr="none" style:diagonal-tl-br="none" fo:border-left="1.76pt solid #000000" fo:border-right="1.76pt solid #000000" style:rotation-align="none" fo:border-top="0.74pt solid #000000"/>
    </style:style>
    <style:style style:name="ce219" style:family="table-cell" style:parent-style-name="Default">
      <style:table-cell-properties fo:border-bottom="0.74pt solid #000000" fo:background-color="#ff0000" style:diagonal-bl-tr="none" style:diagonal-tl-br="none" fo:border-left="1.76pt solid #000000" fo:border-right="1.76pt solid #000000" style:rotation-align="none" fo:border-top="0.74pt solid #000000"/>
    </style:style>
    <style:style style:name="ce220" style:family="table-cell" style:parent-style-name="Default">
      <style:table-cell-properties fo:border-bottom="0.74pt solid #000000" style:diagonal-bl-tr="none" style:diagonal-tl-br="none" fo:border-left="1.76pt solid #000000" fo:border-right="1.76pt solid #000000" style:rotation-align="none" fo:border-top="0.74pt solid #000000"/>
    </style:style>
    <style:style style:name="ce2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3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90"/>
        <table:table-column table:style-name="co2" table:default-cell-style-name="ce134"/>
        <table:table-column table:style-name="co3" table:default-cell-style-name="ce134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number-columns-repeated="1015" table:default-cell-style-name="Default"/>
        <table:table-row table:style-name="ro1">
          <table:table-cell table:style-name="ce91" office:value-type="string" calcext:value-type="string">
            <text:p>Wijk</text:p>
          </table:table-cell>
          <table:table-cell table:style-name="ce117" office:value-type="string" calcext:value-type="string">
            <text:p>Medium</text:p>
          </table:table-cell>
          <table:table-cell table:style-name="ce1" office:value-type="string" calcext:value-type="string">
            <text:p>Status</text:p>
          </table:table-cell>
          <table:table-cell table:number-columns-repeated="6"/>
          <table:table-cell table:style-name="ce221" table:number-columns-repeated="1015"/>
        </table:table-row>
        <table:table-row table:style-name="ro2">
          <table:table-cell table:style-name="ce92"/>
          <table:table-cell table:style-name="ce118"/>
          <table:table-cell table:style-name="ce203" office:value-type="string" calcext:value-type="string">
            <text:p>Passief Gemaal</text:p>
          </table:table-cell>
          <table:table-cell table:number-columns-repeated="6"/>
          <table:table-cell table:style-name="ce221" table:number-columns-repeated="1015"/>
        </table:table-row>
        <table:table-row table:style-name="ro2">
          <table:table-cell table:style-name="ce93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1" table:number-columns-repeated="1015"/>
        </table:table-row>
        <table:table-row table:style-name="ro2">
          <table:table-cell table:style-name="ce94" office:value-type="string" calcext:value-type="string">
            <text:p>Kralingen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1" table:number-columns-repeated="1015"/>
        </table:table-row>
        <table:table-row table:style-name="ro3">
          <table:table-cell table:style-name="ce95" office:value-type="string" calcext:value-type="string">
            <text:p>Delfshaven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Mathenesse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Mathenesse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oord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Bergpolder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rooswijk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Bospolder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paanse Polder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oek v Holland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oek v Holland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paanse Polder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.Alexanderpolder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.Alexanderpolder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Zevenkamp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Kralingse Veer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oogvliet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oogvliet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harlois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Zuidwijk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arnisse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arnisse</text:p>
          </table:table-cell>
          <table:table-cell table:style-name="ce119" office:value-type="string" calcext:value-type="string">
            <text:p>Afval</text:p>
          </table:table-cell>
          <table:table-cell table:style-name="ce48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ernis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Feijenoord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IJsselmone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Lombardijen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Beverwaard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IJsselmonde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Waalhaven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Rozenburg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.Alexanderpolder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/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Zestienhov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Zestienhov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Zestienhov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Schiebroek</text:p>
          </table:table-cell>
          <table:table-cell table:style-name="ce120" office:value-type="string" calcext:value-type="string">
            <text:p>Afval</text:p>
          </table:table-cell>
          <table:table-cell table:style-name="ce207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Zestienhov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Overschie</text:p>
          </table:table-cell>
          <table:table-cell table:style-name="ce120" office:value-type="string" calcext:value-type="string">
            <text:p>OPP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Overschie</text:p>
          </table:table-cell>
          <table:table-cell table:style-name="ce120" office:value-type="string" calcext:value-type="string">
            <text:p>OPP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 office:value-type="string" calcext:value-type="string">
            <text:p><text:s/>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paanse Polder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Spaanse Polder</text:p>
          </table:table-cell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Kralingen</text:p>
          </table:table-cell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.Alexanderpolder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.Alexanderpolder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harlois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harlois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IJsselmon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IJsselmon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oek v Holland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Kralingen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.Alexanderpolder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.Alexanderpolder</text:p>
          </table:table-cell>
          <table:table-cell table:style-name="ce119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Kraling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Zuidwijk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Brainpark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Brainpark</text:p>
          </table:table-cell>
          <table:table-cell table:style-name="ce119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ieuw Terbregg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ieuw Terbregge</text:p>
          </table:table-cell>
          <table:table-cell table:style-name="ce119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ieuw Terbregge</text:p>
          </table:table-cell>
          <table:table-cell table:style-name="ce119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De Esch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.Alexanderpolder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Kraling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Kraling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mmoor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mmoor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Kraling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ieuw Terbregg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ieuw Terbregg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ieuw Terbregg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apelle 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ieuw Terbregg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.Alexanderpolder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Kralingse Veer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.Alexanderpolder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Kraling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Brainpark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Kralingse Veer</text:p>
          </table:table-cell>
          <table:table-cell table:style-name="ce119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.Alexanderpolder</text:p>
          </table:table-cell>
          <table:table-cell table:style-name="ce119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Kralingen</text:p>
          </table:table-cell>
          <table:table-cell table:style-name="ce119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De Esch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De Esch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De Esch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rooswijk</text:p>
          </table:table-cell>
          <table:table-cell table:style-name="ce119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Crooswijk</text:p>
          </table:table-cell>
          <table:table-cell table:style-name="ce120" office:value-type="string" calcext:value-type="string">
            <text:p>Opp</text:p>
          </table:table-cell>
          <table:table-cell table:style-name="ce207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rooswijk</text:p>
          </table:table-cell>
          <table:table-cell table:style-name="ce119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21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21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7" office:value-type="string" calcext:value-type="string">
            <text:p>Passief Gemaal</text:p>
          </table:table-cell>
          <table:table-cell table:number-columns-repeated="6"/>
          <table:table-cell table:style-name="ce222" office:value-type="string" calcext:value-type="string">
            <text:p>?? Bestaat niet?</text:p>
          </table:table-cell>
          <table:table-cell table:style-name="ce222" table:number-columns-repeated="1014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21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21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21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21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21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21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21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21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oek v Holland ( via Haakweg )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oek v Holland ( via Haakweg )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.Alexanderpolder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.Alexanderpolder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.Alexanderpolder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.Alexanderpolder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ieuw Terbregg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ieuw Terbregg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ieuw Terbregg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ieuw Terbregg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ieuw Terbregg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ieuw Terbregg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Blijdorpsepolder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Blijdorpsepolder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Blijdorpsepolder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Blijdorpsepolder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Blijdorpsepolder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Blijdorpsepolder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 office:value-type="string" calcext:value-type="string">
            <text:p><text:s/>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 office:value-type="string" calcext:value-type="string">
            <text:p><text:s/>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legersberg</text:p>
          </table:table-cell>
          <table:table-cell table:style-name="ce119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entru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entru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entrum</text:p>
          </table:table-cell>
          <table:table-cell table:style-name="ce122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entrum</text:p>
          </table:table-cell>
          <table:table-cell table:style-name="ce122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4">
          <table:table-cell table:style-name="ce97" office:value-type="string" calcext:value-type="string">
            <text:p>Delfshav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Delfshav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Delfshav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eijplaa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eijplaa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eijplaa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/>
          <table:table-cell table:style-name="ce122" office:value-type="string" calcext:value-type="string">
            <text:p><text:s/></text:p>
          </table:table-cell>
          <table:table-cell table:style-name="ce204"/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entru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entru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Bospolder</text:p>
          </table:table-cell>
          <table:table-cell table:style-name="ce122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Bospolder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Bospolder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ieuw Matheness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Bospolder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Bospolder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Bospolder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Bospolder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Nesselande</text:p>
          </table:table-cell>
          <table:table-cell table:style-name="ce123" office:value-type="string" calcext:value-type="string">
            <text:p>OPP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/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Pr.Alexanderpolder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Zestienhov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Zestienhov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Zestienhov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De Esch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Lanisinger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vH , voor toegang 06-13096097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harlois</text:p>
          </table:table-cell>
          <table:table-cell table:style-name="ce122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harlo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harlo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harlo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harlo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Waalhav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harlo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harlo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harlo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harlo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harlo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harlo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harlo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harlo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harlo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Waalhav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Waalhav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Waalhav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Waalhaven</text:p>
          </table:table-cell>
          <table:table-cell table:style-name="ce123" office:value-type="string" calcext:value-type="string">
            <text:p>Afval</text:p>
          </table:table-cell>
          <table:table-cell table:style-name="ce207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Feijenoor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Feijenoor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Feijenoor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Feijenoor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Feijenoor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Feijenoor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 ( havennr 4050 )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 ( havennr 4051 )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 ( havennr 4133 )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 ( havennr 4101 )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 ( havennr 4501 )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 ( havennr 5095 )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 ( havennr 5080 )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 ( havennr 7001 )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 ( havennr 6200 )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 ( havennr 5625 )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 ( havennr 5800 )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 ( havennr 5805 )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 ( havennr 5527 )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 ( havennr ( 5621 )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 ( havennr 8764 )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 ( havennr 8325 )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 ( richting havennr 9000 )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Oostvoorne</text:p>
          </table:table-cell>
          <table:table-cell table:style-name="ce123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Hoek v Holland</text:p>
          </table:table-cell>
          <table:table-cell table:style-name="ce123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Hoogvliet</text:p>
          </table:table-cell>
          <table:table-cell table:style-name="ce123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arniss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arniss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Carnisse</text:p>
          </table:table-cell>
          <table:table-cell table:style-name="ce122" office:value-type="string" calcext:value-type="string">
            <text:p>Afval</text:p>
          </table:table-cell>
          <table:table-cell table:style-name="ce208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Pendrech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atendrech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Rijnhav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Lombardij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Lombardij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Lombardijen</text:p>
          </table:table-cell>
          <table:table-cell table:style-name="ce123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Pendrech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Pendrech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Zuidwijk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Lombardij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Zuidwijk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Zuidwijk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Zuidwijk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Zuidwijk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Zuidwijk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Distripark Charlo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Pendrech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Pendrech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Pendrech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Zuidplein</text:p>
          </table:table-cell>
          <table:table-cell table:style-name="ce122" office:value-type="string" calcext:value-type="string">
            <text:p>Afval</text:p>
          </table:table-cell>
          <table:table-cell table:style-name="ce208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Lombardijen</text:p>
          </table:table-cell>
          <table:table-cell table:style-name="ce123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Ijsselmo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Feijenoor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Oud Ijsselmonde</text:p>
          </table:table-cell>
          <table:table-cell table:style-name="ce122" office:value-type="string" calcext:value-type="string">
            <text:p>OPP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Oud Ijsselmo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Oud Ijsselmo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ogvliet</text:p>
          </table:table-cell>
          <table:table-cell table:style-name="ce122" office:value-type="string" calcext:value-type="string">
            <text:p>Afval</text:p>
          </table:table-cell>
          <table:table-cell table:style-name="ce48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ogvlie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Ijsselmo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Sportdorp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Ijsselmo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Ijsselmo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Ijsselmo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Beverwaar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Ijsselmo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Ijsselmo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Ijsselmo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Ijsselmo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Oud Ijsselmo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Oud Ijsselmo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Oud Ijsselmo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Beverwaar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Beverwaar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Ijsselmo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Pern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Pern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Pern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ogvlie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ogvlie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ogvlie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ogvlie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Pern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Pernis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Hoek v Holland</text:p>
          </table:table-cell>
          <table:table-cell table:style-name="ce123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Europoort ( havennr 5530/5599 )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ek v Holland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ogvlie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ogvliet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Rozenburg</text:p>
          </table:table-cell>
          <table:table-cell table:style-name="ce123" office:value-type="string" calcext:value-type="string">
            <text:p>Afval</text:p>
          </table:table-cell>
          <table:table-cell table:style-name="ce207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Hoogvliet</text:p>
          </table:table-cell>
          <table:table-cell table:style-name="ce122" office:value-type="string" calcext:value-type="string">
            <text:p>Afval ?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Nesseland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Poortugaal</text:p>
          </table:table-cell>
          <table:table-cell table:style-name="ce123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Poortugaal</text:p>
          </table:table-cell>
          <table:table-cell table:style-name="ce123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Overschi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Overschi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Overschi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Zestienhov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Zestienhov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Zestienhov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Zestienhov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Overschi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Overschi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Overschi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Overschi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Overschi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Overschi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Overschi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Overschie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Spaanse Polder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Zweth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Zweth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Schiebroek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Zweth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Bospolder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Spaanse Polder</text:p>
          </table:table-cell>
          <table:table-cell table:style-name="ce123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Spaanse Polder</text:p>
          </table:table-cell>
          <table:table-cell table:style-name="ce123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Spaanse Polder</text:p>
          </table:table-cell>
          <table:table-cell table:style-name="ce123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Crooswijk</text:p>
          </table:table-cell>
          <table:table-cell table:style-name="ce123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Bospolder</text:p>
          </table:table-cell>
          <table:table-cell table:style-name="ce123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Bospolder</text:p>
          </table:table-cell>
          <table:table-cell table:style-name="ce123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Spaanse Polder</text:p>
          </table:table-cell>
          <table:table-cell table:style-name="ce123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Bospolder</text:p>
          </table:table-cell>
          <table:table-cell table:style-name="ce123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Bospolder</text:p>
          </table:table-cell>
          <table:table-cell table:style-name="ce123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centrum</text:p>
          </table:table-cell>
          <table:table-cell table:style-name="ce123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achter Schieda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achter Schieda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achter Schieda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achter Schieda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achter Schieda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achter Schieda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achter Schieda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achter Schieda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achter Schieda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achter Schieda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achter Schieda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achter Schieda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achter Schieda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achter Schieda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achter Schieda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achter Schiedam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7" office:value-type="string" calcext:value-type="string">
            <text:p>Kralingen</text:p>
          </table:table-cell>
          <table:table-cell table:style-name="ce122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9" office:value-type="string" calcext:value-type="string">
            <text:p>Kralingen</text:p>
          </table:table-cell>
          <table:table-cell table:style-name="ce123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9" office:value-type="string" calcext:value-type="string">
            <text:p>charlois</text:p>
          </table:table-cell>
          <table:table-cell table:style-name="ce123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9" office:value-type="string" calcext:value-type="string">
            <text:p>rozenburg</text:p>
          </table:table-cell>
          <table:table-cell table:style-name="ce123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1" office:value-type="string" calcext:value-type="string">
            <text:p>Kralingen</text:p>
          </table:table-cell>
          <table:table-cell table:style-name="ce123"/>
          <table:table-cell table:style-name="ce207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0" office:value-type="string" calcext:value-type="string">
            <text:p>Kralingen</text:p>
          </table:table-cell>
          <table:table-cell table:style-name="ce124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2" office:value-type="string" calcext:value-type="string">
            <text:p>Overschie</text:p>
          </table:table-cell>
          <table:table-cell table:style-name="ce124"/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2" office:value-type="string" calcext:value-type="string">
            <text:p>Overschie</text:p>
          </table:table-cell>
          <table:table-cell table:style-name="ce124"/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8" office:value-type="string" calcext:value-type="string">
            <text:p>centrum</text:p>
          </table:table-cell>
          <table:table-cell table:style-name="ce123" office:value-type="string" calcext:value-type="string">
            <text:p>opp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2" office:value-type="string" calcext:value-type="string">
            <text:p>centrum</text:p>
          </table:table-cell>
          <table:table-cell table:style-name="ce124" office:value-type="string" calcext:value-type="string">
            <text:p>Afval</text:p>
          </table:table-cell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2" office:value-type="string" calcext:value-type="string">
            <text:p>centrum</text:p>
          </table:table-cell>
          <table:table-cell table:style-name="ce124" office:value-type="string" calcext:value-type="string">
            <text:p>Afval</text:p>
          </table:table-cell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2" office:value-type="string" calcext:value-type="string">
            <text:p>Pr.Alexanderpolder</text:p>
          </table:table-cell>
          <table:table-cell table:style-name="ce124" office:value-type="string" calcext:value-type="string">
            <text:p>Afval</text:p>
          </table:table-cell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2" office:value-type="string" calcext:value-type="string">
            <text:p>Hoek v Holland</text:p>
          </table:table-cell>
          <table:table-cell table:style-name="ce124" office:value-type="string" calcext:value-type="string">
            <text:p>Afval</text:p>
          </table:table-cell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1" office:value-type="string" calcext:value-type="string">
            <text:p>Hoogvliet</text:p>
          </table:table-cell>
          <table:table-cell table:style-name="ce123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1" office:value-type="string" calcext:value-type="string">
            <text:p>Hoogvliet</text:p>
          </table:table-cell>
          <table:table-cell table:style-name="ce123"/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2" office:value-type="string" calcext:value-type="string">
            <text:p>Regenmeter</text:p>
          </table:table-cell>
          <table:table-cell table:style-name="ce124"/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2" office:value-type="string" calcext:value-type="string">
            <text:p>charlois</text:p>
          </table:table-cell>
          <table:table-cell table:style-name="ce124"/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3" office:value-type="string" calcext:value-type="string">
            <text:p>Pernis</text:p>
          </table:table-cell>
          <table:table-cell table:style-name="ce124"/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3" office:value-type="string" calcext:value-type="string">
            <text:p>Hoogvliet</text:p>
          </table:table-cell>
          <table:table-cell table:style-name="ce125"/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3" office:value-type="string" calcext:value-type="string">
            <text:p>Hoogvliet</text:p>
          </table:table-cell>
          <table:table-cell table:style-name="ce125"/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3"/>
          <table:table-cell table:style-name="ce125" office:value-type="string" calcext:value-type="string">
            <text:p>Afval</text:p>
          </table:table-cell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3"/>
          <table:table-cell table:style-name="ce125" office:value-type="string" calcext:value-type="string">
            <text:p>Afval</text:p>
          </table:table-cell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3"/>
          <table:table-cell table:style-name="ce125" office:value-type="string" calcext:value-type="string">
            <text:p>Afval</text:p>
          </table:table-cell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3"/>
          <table:table-cell table:style-name="ce125"/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3"/>
          <table:table-cell table:style-name="ce125" office:value-type="string" calcext:value-type="string">
            <text:p>Afval</text:p>
          </table:table-cell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3"/>
          <table:table-cell table:style-name="ce125" office:value-type="string" calcext:value-type="string">
            <text:p>Afval</text:p>
          </table:table-cell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3"/>
          <table:table-cell table:style-name="ce125" office:value-type="string" calcext:value-type="string">
            <text:p>Afval</text:p>
          </table:table-cell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centrum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centrum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centrum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centrum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gravendijk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gravendijk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float" office:value="4778243" calcext:value-type="float">
            <text:p>4778243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float" office:value="4652396" calcext:value-type="float">
            <text:p>4652396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float" office:value="4159798" calcext:value-type="float">
            <text:p>4159798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Pr.Alexanderpolder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Pr.Alexanderpolder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Zevenkamp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Zevenkamp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Ommoord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Lombardijen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Lombardijen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Lombardijen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Vreewijk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Tarwewijk</text:p>
          </table:table-cell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Vreewijk</text:p>
          </table:table-cell>
          <table:table-cell table:style-name="ce125" office:value-type="string" calcext:value-type="string">
            <text:p>Afval</text:p>
          </table:table-cell>
          <table:table-cell table:style-name="ce43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Tarwewijk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Feijenoord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/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<text:s/>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Zevenkamp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Zevenkamp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Zevenkamp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Nabij Schiedam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4" office:value-type="string" calcext:value-type="string">
            <text:p>Zestienhoven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Ijsselmo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oogvliet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5">
          <table:table-cell table:style-name="ce95" office:value-type="string" calcext:value-type="string">
            <text:p>Pr.Alexanderpolder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.Alexanderpolder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Crooswijk</text:p>
          </table:table-cell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abij Maasdijk / HvH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Pendrecht</text:p>
          </table:table-cell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Hoogvliet</text:p>
          </table:table-cell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ernis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oek v Hol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Ommoord</text:p>
          </table:table-cell>
          <table:table-cell table:style-name="ce120" office:value-type="string" calcext:value-type="string">
            <text:p>Afval</text:p>
          </table:table-cell>
          <table:table-cell table:style-name="ce207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Zestienhov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Zestienhov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Zuidwijk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5" office:value-type="string" calcext:value-type="string">
            <text:p>Pr.Alexanderpolder</text:p>
          </table:table-cell>
          <table:table-cell table:style-name="ce125"/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5" office:value-type="string" calcext:value-type="string">
            <text:p>Spaanse Polder</text:p>
          </table:table-cell>
          <table:table-cell table:style-name="ce125"/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oek v Hol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 office:value-type="string" calcext:value-type="string">
            <text:p>Afval</text:p>
          </table:table-cell>
          <table:table-cell table:style-name="ce208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Hoek v Holland</text:p>
          </table:table-cell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IJsselmonde</text:p>
          </table:table-cell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5" office:value-type="string" calcext:value-type="string">
            <text:p>Hoogvliet</text:p>
          </table:table-cell>
          <table:table-cell table:style-name="ce125"/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5" office:value-type="string" calcext:value-type="string">
            <text:p>Hoek v Holland</text:p>
          </table:table-cell>
          <table:table-cell table:style-name="ce125"/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5" office:value-type="string" calcext:value-type="string">
            <text:p>IJsselmonde</text:p>
          </table:table-cell>
          <table:table-cell table:style-name="ce125"/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Lombardij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oek v Hol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oek v Hol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oek v Hol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Hoek v Holland</text:p>
          </table:table-cell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Lombardij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Hoek v Holland</text:p>
          </table:table-cell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78" office:value-type="string" calcext:value-type="string">
            <text:p>Schiebroek</text:p>
          </table:table-cell>
          <table:table-cell table:style-name="ce125" office:value-type="string" calcext:value-type="string">
            <text:p>Afval</text:p>
          </table:table-cell>
          <table:table-cell table:style-name="ce211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Zestienhov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6" office:value-type="string" calcext:value-type="string">
            <text:p>Zestienhov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rooswijk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IJsselmonde</text:p>
          </table:table-cell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Blijdorp</text:p>
          </table:table-cell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Blijdorp</text:p>
          </table:table-cell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oek v Hol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Europoort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ernis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ernis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ernis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Kraling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Kraling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Schollevaar</text:p>
          </table:table-cell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Zestienhov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Rozenbu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Rozenbu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Rozenbu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Rozenbu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mmoor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7" office:value-type="string" calcext:value-type="string">
            <text:p>Schiebroek</text:p>
          </table:table-cell>
          <table:table-cell table:style-name="ce126" office:value-type="string" calcext:value-type="string">
            <text:p>Afval</text:p>
          </table:table-cell>
          <table:table-cell table:style-name="ce212" office:value-type="string" calcext:value-type="string">
            <text:p>Tunnel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IJsselmo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pangen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IJsselmo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Lombardij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oek v Holland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Zuidwijk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/Spaansepolder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IJsselmo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Lombardij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Maasvlakt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Maasvlakt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Zuidwijk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apell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Blijdorp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Delfshav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Kralingen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3" table:number-columns-repeated="1015"/>
        </table:table-row>
        <table:table-row table:style-name="ro3">
          <table:table-cell table:style-name="ce108" office:value-type="string" calcext:value-type="string">
            <text:p>Kralingen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Kralingen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Kralingen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Kralingen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Kralingen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Kralingen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Hilgersberg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Hilgersberg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Kralingen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Kralingen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Kralingen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Kralingen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Hoek v Hol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Kralingen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Hilgersberg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Hilgersberg</text:p>
          </table:table-cell>
          <table:table-cell table:style-name="ce127"/>
          <table:table-cell table:style-name="ce213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Hilgersberg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Hoek v Hol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Hoek v Hol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Hoek v Hol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Charlois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Kralingen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Hoek v Hol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Hoek v Hol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Hoek v Hol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abij Schiedam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Prinsen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Prinsen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Prinsen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Prinsen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Prinsen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Prinsen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Prinsen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Prinsen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Prinsen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Prinsen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Prinsen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Prinsen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Prinsen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Prinsen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Prinsen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Prinsenland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Kralingen</text:p>
          </table:table-cell>
          <table:table-cell table:style-name="ce127" office:value-type="string" calcext:value-type="string">
            <text:p>Afval</text:p>
          </table:table-cell>
          <table:table-cell table:style-name="ce213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Nesselande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Charlois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 office:value-type="string" calcext:value-type="string">
            <text:p>Kralingen</text:p>
          </table:table-cell>
          <table:table-cell table:style-name="ce125"/>
          <table:table-cell table:style-name="ce209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8"/>
          <table:table-cell table:style-name="ce127"/>
          <table:table-cell table:style-name="ce214" office:value-type="string" calcext:value-type="string">
            <text:p>Centrale verdeelkast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Pendrecht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portdorp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Zestienhov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70" office:value-type="string" calcext:value-type="string">
            <text:p>Kraling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, <text:s/>zijstraat Weena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ilgersberg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9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09" office:value-type="string" calcext:value-type="string">
            <text:p>Hoogvliet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Kralingen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Hoogvliet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IJsselmo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harlois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Charlois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Rotterdam Noord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Maasvlakte havennr 8700-8800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IJsselmonde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Schiebroek</text:p>
          </table:table-cell>
          <table:table-cell table:style-name="ce119" office:value-type="string" calcext:value-type="string">
            <text:p>Afval</text:p>
          </table:table-cell>
          <table:table-cell table:style-name="ce206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Ommoord</text:p>
          </table:table-cell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6" office:value-type="string" calcext:value-type="string">
            <text:p>Nesselande</text:p>
          </table:table-cell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95" office:value-type="string" calcext:value-type="string">
            <text:p>Maasvlakte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0" office:value-type="string" calcext:value-type="string">
            <text:p>Kralingen</text:p>
          </table:table-cell>
          <table:table-cell table:style-name="ce120" office:value-type="string" calcext:value-type="string">
            <text:p>Afval</text:p>
          </table:table-cell>
          <table:table-cell table:style-name="ce20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1" office:value-type="string" calcext:value-type="string">
            <text:p>Pr.Alexanderpolder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1" office:value-type="string" calcext:value-type="string">
            <text:p>Mathenesse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1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48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1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0" office:value-type="string" calcext:value-type="string">
            <text:p>Spangen</text:p>
          </table:table-cell>
          <table:table-cell table:style-name="ce120" office:value-type="string" calcext:value-type="string">
            <text:p>Afval</text:p>
          </table:table-cell>
          <table:table-cell table:style-name="ce207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70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70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70" office:value-type="string" calcext:value-type="string">
            <text:p>Crooswijk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70" office:value-type="string" calcext:value-type="string">
            <text:p>Bloemhof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1" office:value-type="string" calcext:value-type="string">
            <text:p>Kralingen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1" office:value-type="string" calcext:value-type="string">
            <text:p>Kralingen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1" office:value-type="string" calcext:value-type="string">
            <text:p>Overschie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70" office:value-type="string" calcext:value-type="string">
            <text:p>Prinsenland</text:p>
          </table:table-cell>
          <table:table-cell table:style-name="ce119" office:value-type="string" calcext:value-type="string">
            <text:p>Afval</text:p>
          </table:table-cell>
          <table:table-cell table:style-name="ce204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70" office:value-type="string" calcext:value-type="string">
            <text:p>Charlois</text:p>
          </table:table-cell>
          <table:table-cell table:style-name="ce119" office:value-type="string" calcext:value-type="string">
            <text:p>Afval</text:p>
          </table:table-cell>
          <table:table-cell table:style-name="ce48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70" office:value-type="string" calcext:value-type="string">
            <text:p>Hoek van Holland</text:p>
          </table:table-cell>
          <table:table-cell table:style-name="ce119" office:value-type="string" calcext:value-type="string">
            <text:p>Afval</text:p>
          </table:table-cell>
          <table:table-cell table:style-name="ce48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70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48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70" office:value-type="string" calcext:value-type="string">
            <text:p>Nesselande</text:p>
          </table:table-cell>
          <table:table-cell table:style-name="ce119" office:value-type="string" calcext:value-type="string">
            <text:p>Afval</text:p>
          </table:table-cell>
          <table:table-cell table:style-name="ce48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2" office:value-type="string" calcext:value-type="string">
            <text:p>Hoek van Holland</text:p>
          </table:table-cell>
          <table:table-cell table:style-name="ce128" office:value-type="string" calcext:value-type="string">
            <text:p>Afval</text:p>
          </table:table-cell>
          <table:table-cell table:style-name="ce64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83" office:value-type="string" calcext:value-type="string">
            <text:p>Charlois</text:p>
          </table:table-cell>
          <table:table-cell table:style-name="ce120" office:value-type="string" calcext:value-type="string">
            <text:p>Afval</text:p>
          </table:table-cell>
          <table:table-cell table:style-name="ce25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3" office:value-type="string" calcext:value-type="string">
            <text:p>Nesselande</text:p>
          </table:table-cell>
          <table:table-cell table:style-name="ce129" office:value-type="string" calcext:value-type="string">
            <text:p>Afval</text:p>
          </table:table-cell>
          <table:table-cell table:style-name="ce48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3" office:value-type="string" calcext:value-type="string">
            <text:p>Kralingen</text:p>
          </table:table-cell>
          <table:table-cell table:style-name="ce129" office:value-type="string" calcext:value-type="string">
            <text:p>Afval</text:p>
          </table:table-cell>
          <table:table-cell table:style-name="ce48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4"/>
          <table:table-cell table:style-name="ce130"/>
          <table:table-cell table:style-name="ce64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4"/>
          <table:table-cell table:style-name="ce130"/>
          <table:table-cell table:style-name="ce64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71" office:value-type="string" calcext:value-type="string">
            <text:p>Schiebroeksepolder</text:p>
          </table:table-cell>
          <table:table-cell table:style-name="ce120"/>
          <table:table-cell table:style-name="ce64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76" office:value-type="string" calcext:value-type="string">
            <text:p>Centrum</text:p>
          </table:table-cell>
          <table:table-cell table:style-name="ce125"/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5" office:value-type="string" calcext:value-type="string">
            <text:p>Centrum</text:p>
          </table:table-cell>
          <table:table-cell table:style-name="ce125"/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5" office:value-type="string" calcext:value-type="string">
            <text:p>Centrum</text:p>
          </table:table-cell>
          <table:table-cell table:style-name="ce125"/>
          <table:table-cell table:style-name="ce210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1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15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5" office:value-type="string" calcext:value-type="string">
            <text:p>Feijenoord</text:p>
          </table:table-cell>
          <table:table-cell table:style-name="ce131" office:value-type="string" calcext:value-type="string">
            <text:p>Afval</text:p>
          </table:table-cell>
          <table:table-cell table:style-name="ce216" office:value-type="string" calcext:value-type="string">
            <text:p>Bijzondere Objecten</text:p>
          </table:table-cell>
          <table:table-cell table:number-columns-repeated="1021"/>
        </table:table-row>
        <table:table-row table:style-name="ro3">
          <table:table-cell table:style-name="ce115" office:value-type="string" calcext:value-type="string">
            <text:p>Feijenoord</text:p>
          </table:table-cell>
          <table:table-cell table:style-name="ce131" office:value-type="string" calcext:value-type="string">
            <text:p>Afval</text:p>
          </table:table-cell>
          <table:table-cell table:style-name="ce216" office:value-type="string" calcext:value-type="string">
            <text:p>Bijzondere Objecten</text:p>
          </table:table-cell>
          <table:table-cell table:number-columns-repeated="1021"/>
        </table:table-row>
        <table:table-row table:style-name="ro3">
          <table:table-cell table:style-name="ce111" office:value-type="string" calcext:value-type="string">
            <text:p>Centrum</text:p>
          </table:table-cell>
          <table:table-cell table:style-name="ce119" office:value-type="string" calcext:value-type="string">
            <text:p>Afval</text:p>
          </table:table-cell>
          <table:table-cell table:style-name="ce217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1" office:value-type="string" calcext:value-type="string">
            <text:p>Delfshaven</text:p>
          </table:table-cell>
          <table:table-cell table:style-name="ce119" office:value-type="string" calcext:value-type="string">
            <text:p>Afval</text:p>
          </table:table-cell>
          <table:table-cell table:style-name="ce217" office:value-type="string" calcext:value-type="string">
            <text:p>Act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5" office:value-type="string" calcext:value-type="string">
            <text:p>Rijnhaven</text:p>
          </table:table-cell>
          <table:table-cell table:style-name="ce132"/>
          <table:table-cell table:style-name="ce218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5" office:value-type="string" calcext:value-type="string">
            <text:p>Botlek</text:p>
          </table:table-cell>
          <table:table-cell table:style-name="ce132" office:value-type="string" calcext:value-type="string">
            <text:p>Afval</text:p>
          </table:table-cell>
          <table:table-cell table:style-name="ce218" office:value-type="string" calcext:value-type="string">
            <text:p>Bijzondere Objecten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0" office:value-type="string" calcext:value-type="string">
            <text:p>Overschie</text:p>
          </table:table-cell>
          <table:table-cell table:style-name="ce133"/>
          <table:table-cell table:style-name="ce219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>
          <table:table-cell table:style-name="ce110" office:value-type="string" calcext:value-type="string">
            <text:p>Overschie</text:p>
          </table:table-cell>
          <table:table-cell table:style-name="ce133"/>
          <table:table-cell table:style-name="ce219" office:value-type="string" calcext:value-type="string">
            <text:p>Passief Gemaal</text:p>
          </table:table-cell>
          <table:table-cell table:number-columns-repeated="6"/>
          <table:table-cell table:style-name="ce222" table:number-columns-repeated="1015"/>
        </table:table-row>
        <table:table-row table:style-name="ro3" table:number-rows-repeated="3264">
          <table:table-cell table:style-name="ce116"/>
          <table:table-cell table:style-name="ce132"/>
          <table:table-cell table:style-name="ce220"/>
          <table:table-cell table:number-columns-repeated="1021"/>
        </table:table-row>
        <table:table-row table:style-name="ro3" table:number-rows-repeated="167">
          <table:table-cell/>
          <table:table-cell table:style-name="ce132"/>
          <table:table-cell table:number-columns-repeated="1022"/>
        </table:table-row>
        <table:table-row table:style-name="ro3" table:number-rows-repeated="104397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Blad1.A1:Blad1.A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8"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8P0"/>
    </number:number-style>
    <number:number-style style:name="N109P0" style:volatile="true">
      <number:text>€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€ </number:text>
      <number:number number:decimal-places="0" number:min-decimal-places="0" number:min-integer-digits="1" number:grouping="true"/>
      <number:text>-</number:text>
      <style:map style:condition="value()&gt;=0" style:apply-style-name="N109P0"/>
    </number:number-style>
    <number:number-style style:name="N111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11"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€ </number:text>
      <number:number number:decimal-places="2" number:min-decimal-places="2" number:min-integer-digits="1" number:grouping="true"/>
      <number:text>-</number:text>
      <style:map style:condition="value()&gt;=0" style:apply-style-name="N112P0"/>
    </number:number-style>
    <number:date-style style:name="N113">
      <number:day/>
      <number:text>-</number:text>
      <number:month/>
      <number:text>-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day/>
      <number:text>-</number:text>
      <number:month/>
      <number:text>-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number:number number:decimal-places="0" number:min-decimal-places="0" number:min-integer-digits="1" number:grouping="true"/>
      <number:text>-</number:text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24P0"/>
    </number:number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">
      <number:number number:decimal-places="2" number:min-decimal-places="2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€ </number:text>
      <number:fill-character> </number:fill-character>
      <number:number number:decimal-places="0" number:min-decimal-places="0" number:min-integer-digits="1" number:grouping="true"/>
      <number:text>-</number:text>
    </number:number-style>
    <number:number-style style:name="N135P2" style:volatile="true">
      <number:text> €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€ </number:text>
      <number:fill-character> </number:fill-character>
      <number:number number:decimal-places="2" number:min-decimal-places="2" number:min-integer-digits="1" number:grouping="true"/>
      <number:text>-</number:text>
    </number:number-style>
    <number:number-style style:name="N143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">
      <number:number number:decimal-places="10" number:min-decimal-places="10" number:min-integer-digits="1"/>
    </number:number-style>
    <number:number-style style:name="N149">
      <number:number number:decimal-places="6" number:min-decimal-places="6" number:min-integer-digits="1" number:grouping="true"/>
    </number:number-style>
    <number:number-style style:name="N150">
      <number:number number:decimal-places="6" number:min-decimal-places="6" number:min-integer-digits="1"/>
    </number:number-style>
    <number:number-style style:name="N151">
      <number:number number:decimal-places="8" number:min-decimal-places="8" number:min-integer-digits="1" number:grouping="true"/>
    </number:number-style>
    <number:number-style style:name="N152">
      <number:number number:decimal-places="7" number:min-decimal-places="7" number:min-integer-digits="1" number:grouping="true"/>
    </number:number-style>
    <number:number-style style:name="N153">
      <number:number number:decimal-places="7" number:min-decimal-places="7" number:min-integer-digits="1"/>
    </number:number-style>
    <number:number-style style:name="N154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-00-0000</text:date>, <text:time style:data-style-name="N2" text:time-value="15:28:15.59410818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0T17:19:00.834570150</meta:creation-date>
    <dc:date>2021-11-18T15:30:22.193230553</dc:date>
    <meta:editing-duration>PT4M13S</meta:editing-duration>
    <meta:editing-cycles>3</meta:editing-cycles>
    <meta:generator>LibreOffice/7.1.6.2$Linux_X86_64 LibreOffice_project/10$Build-2</meta:generator>
    <meta:document-statistic meta:table-count="1" meta:cell-count="3223" meta:object-count="0"/>
  </office:meta>
</office:document-meta>
</file>